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64d4" officeooo:paragraph-rsid="001564d4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564d4" officeooo:paragraph-rsid="001564d4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64d4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6b670" officeooo:paragraph-rsid="0016b670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826a6" officeooo:paragraph-rsid="001826a6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9be11" officeooo:paragraph-rsid="0019be11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aaa9f" officeooo:paragraph-rsid="001aaa9f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b212b" officeooo:paragraph-rsid="001b212b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c3814" officeooo:paragraph-rsid="001c3814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dee7c" officeooo:paragraph-rsid="001dee7c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f6557" officeooo:paragraph-rsid="001f6557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067b1" officeooo:paragraph-rsid="002067b1"/>
    </style:style>
    <style:style style:name="T1" style:family="text">
      <style:text-properties officeooo:rsid="001564d4"/>
    </style:style>
    <style:style style:name="T2" style:family="text">
      <style:text-properties officeooo:rsid="001826a6"/>
    </style:style>
    <style:style style:name="T3" style:family="text">
      <style:text-properties officeooo:rsid="0019be11"/>
    </style:style>
    <style:style style:name="T4" style:family="text">
      <style:text-properties officeooo:rsid="001c3814"/>
    </style:style>
    <style:style style:name="T5" style:family="text">
      <style:text-properties officeooo:rsid="001dee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ria’s Halloween Scare</text:p>
      <text:p text:style-name="P1"/>
      <text:p text:style-name="P1"/>
      <text:list xml:id="list3144075189" text:style-name="L1">
        <text:list-item>
          <text:p text:style-name="P3"><text:span text:style-name="T1">Greeting Screen (greeting.agc)</text:span></text:p>
          <text:list>
            <text:list-item>
              <text:p text:style-name="P2">Title</text:p>
              <text:list>
                <text:list-item>
                  <text:p text:style-name="P2">Zaria’s Halloween Scare</text:p>
                </text:list-item>
              </text:list>
            </text:list-item>
            <text:list-item>
              <text:p text:style-name="P2">Creator</text:p>
              <text:list>
                <text:list-item>
                  <text:p text:style-name="P2">by Josh Sheedy</text:p>
                </text:list-item>
              </text:list>
            </text:list-item>
            <text:list-item>
              <text:p text:style-name="P2">Credits</text:p>
              <text:list>
                <text:list-item>
                  <text:p text:style-name="P2">Music</text:p>
                  <text:list>
                    <text:list-item>
                      <text:p text:style-name="P2">Author: David Fesliyan</text:p>
                    </text:list-item>
                    <text:list-item>
                      <text:p text:style-name="P2">Track: Too Crazy</text:p>
                    </text:list-item>
                    <text:list-item>
                      <text:p text:style-name="P4">Year: 2019</text:p>
                    </text:list-item>
                    <text:list-item>
                      <text:p text:style-name="P4">URL: FesliyanStudio.com</text:p>
                    </text:list-item>
                  </text:list>
                </text:list-item>
                <text:list-item>
                  <text:p text:style-name="P4">Fonts</text:p>
                  <text:list>
                    <text:list-item>
                      <text:p text:style-name="P4">Font: This Night</text:p>
                    </text:list-item>
                    <text:list-item>
                      <text:p text:style-name="P4">Author: Qkila</text:p>
                    </text:list-item>
                    <text:list-item>
                      <text:p text:style-name="P4">URL: <text:a xlink:type="simple" xlink:href="http://www.creativefabrica.com/designer/qkila/" text:style-name="Internet_20_link" text:visited-style-name="Visited_20_Internet_20_Link">www.creativefabrica.com/designer/qkila/</text:a></text:p>
                    </text:list-item>
                  </text:list>
                </text:list-item>
              </text:list>
            </text:list-item>
            <text:list-item>
              <text:p text:style-name="P10">Start Game</text:p>
              <text:list>
                <text:list-item>
                  <text:p text:style-name="P10">When selected will start Game level 1</text:p>
                </text:list-item>
              </text:list>
            </text:list-item>
            <text:list-item>
              <text:p text:style-name="P10">Hall of Fame</text:p>
              <text:list>
                <text:list-item>
                  <text:p text:style-name="P10">When select will take player to fame screen</text:p>
                </text:list-item>
              </text:list>
            </text:list-item>
            <text:list-item>
              <text:p text:style-name="P4">Settings</text:p>
              <text:list>
                <text:list-item>
                  <text:p text:style-name="P4">When <text:s/>selected will take player to settings Screen</text:p>
                </text:list-item>
              </text:list>
            </text:list-item>
            <text:list-item>
              <text:p text:style-name="P7">Enemy Point Values</text:p>
              <text:list>
                <text:list-item>
                  <text:p text:style-name="P7">When selected will take player to Point screen</text:p>
                </text:list-item>
              </text:list>
            </text:list-item>
          </text:list>
        </text:list-item>
        <text:list-item>
          <text:p text:style-name="P4">Settings.</text:p>
          <text:list>
            <text:list-item>
              <text:p text:style-name="P4">Audio</text:p>
              <text:list>
                <text:list-item>
                  <text:p text:style-name="P4">Music </text:p>
                  <text:list>
                    <text:list-item>
                      <text:p text:style-name="P4">On/Off</text:p>
                    </text:list-item>
                  </text:list>
                </text:list-item>
                <text:list-item>
                  <text:p text:style-name="P4">Sound Effects</text:p>
                  <text:list>
                    <text:list-item>
                      <text:p text:style-name="P4">On/Off</text:p>
                    </text:list-item>
                  </text:list>
                </text:list-item>
              </text:list>
            </text:list-item>
            <text:list-item>
              <text:p text:style-name="P4">Difficulty </text:p>
              <text:list>
                <text:list-item>
                  <text:p text:style-name="P4">Easy</text:p>
                </text:list-item>
                <text:list-item>
                  <text:p text:style-name="P4">Medium</text:p>
                </text:list-item>
                <text:list-item>
                  <text:p text:style-name="P4">Hard</text:p>
                </text:list-item>
              </text:list>
            </text:list-item>
            <text:list-item>
              <text:p text:style-name="P11">One back option</text:p>
            </text:list-item>
          </text:list>
        </text:list-item>
        <text:list-item>
          <text:p text:style-name="P7">Points Screen (points.agc)</text:p>
          <text:list>
            <text:list-item>
              <text:p text:style-name="P10">Enemies</text:p>
              <text:list>
                <text:list-item>
                  <text:p text:style-name="P7"><text:span text:style-name="T2">Pumpkins (pumpkin0*.png) 10 points</text:span></text:p>
                </text:list-item>
                <text:list-item>
                  <text:p text:style-name="P7"><text:span text:style-name="T2">Witches (witches0*.png) 20 points</text:span></text:p>
                </text:list-item>
                <text:list-item>
                  <text:p text:style-name="P7"><text:span text:style-name="T2">Black Cat (bcat0*.png) 50 points</text:span></text:p>
                </text:list-item>
                <text:list-item>
                  <text:p text:style-name="P7"><text:span text:style-name="T2">Bats (bats0*.png) 75 points</text:span></text:p>
                </text:list-item>
                <text:list-item>
                  <text:p text:style-name="P7"><text:span text:style-name="T2">Frankie Boss )frankie*.png 250 points</text:span></text:p>
                </text:list-item>
              </text:list>
            </text:list-item>
            <text:list-item>
              <text:p text:style-name="P10">One back option</text:p>
            </text:list-item>
          </text:list>
        </text:list-item>
        <text:list-item>
          <text:p text:style-name="P5">Load Media <text:span text:style-name="T3">(media.agc)</text:span></text:p>
          <text:list>
            <text:list-item>
              <text:p text:style-name="P5">Load Images</text:p>
              <text:list>
                <text:list-item>
                  <text:p text:style-name="P5">Background Image (background.png)</text:p>
                </text:list-item>
                <text:list-item>
                  <text:p text:style-name="P5">Enemies</text:p>
                  <text:list>
                    <text:list-item>
                      <text:p text:style-name="P5"><text:soft-page-break/>Pumpkins (pumpkin0*.png) 10 points</text:p>
                    </text:list-item>
                    <text:list-item>
                      <text:p text:style-name="P5">Witches (witches0*.png) 20 points</text:p>
                    </text:list-item>
                    <text:list-item>
                      <text:p text:style-name="P5">Black Cat (bcat0*.png) 50 points</text:p>
                    </text:list-item>
                    <text:list-item>
                      <text:p text:style-name="P5">Bats (bats0*.png) 75 points</text:p>
                    </text:list-item>
                    <text:list-item>
                      <text:p text:style-name="P5">Frankie Boss )frankie*.png 250 points</text:p>
                    </text:list-item>
                  </text:list>
                </text:list-item>
                <text:list-item>
                  <text:p text:style-name="P6">Load Music</text:p>
                  <text:list>
                    <text:list-item>
                      <text:p text:style-name="P6">backgroundMusic (backgroundmusic.ogg)</text:p>
                    </text:list-item>
                    <text:list-item>
                      <text:p text:style-name="P6">SquashSound (pumpkinsquish.ogg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File I/O (files.agc)</text:p>
          <text:list>
            <text:list-item>
              <text:p text:style-name="P6">Save HiScores</text:p>
              <text:list>
                <text:list-item>
                  <text:p text:style-name="P6">10 ten list save</text:p>
                </text:list-item>
              </text:list>
            </text:list-item>
            <text:list-item>
              <text:p text:style-name="P6">Load HiScores</text:p>
              <text:list>
                <text:list-item>
                  <text:p text:style-name="P6">10 ten list load</text:p>
                </text:list-item>
              </text:list>
            </text:list-item>
            <text:list-item>
              <text:p text:style-name="P6">File Format?</text:p>
            </text:list-item>
          </text:list>
        </text:list-item>
        <text:list-item>
          <text:p text:style-name="P8">Set Screen Values <text:span text:style-name="T4">(screenvalues.agc)</text:span></text:p>
          <text:list>
            <text:list-item>
              <text:p text:style-name="P8">Set virtual resolution</text:p>
            </text:list-item>
            <text:list-item>
              <text:p text:style-name="P9">Set Scissor</text:p>
            </text:list-item>
            <text:list-item>
              <text:p text:style-name="P9">Set font usage</text:p>
            </text:list-item>
            <text:list-item>
              <text:p text:style-name="P9">Set window title</text:p>
            </text:list-item>
            <text:list-item>
              <text:p text:style-name="P9">Sync Rate</text:p>
            </text:list-item>
          </text:list>
        </text:list-item>
        <text:list-item>
          <text:p text:style-name="P10">Hall of Fame Screen</text:p>
          <text:list>
            <text:list-item>
              <text:p text:style-name="P10">Will display top ten scores</text:p>
              <text:list>
                <text:list-item>
                  <text:p text:style-name="P10">Will load from subroutines/functions from files.agc</text:p>
                </text:list-item>
                <text:list-item>
                  <text:p text:style-name="P10">One Back option</text:p>
                </text:list-item>
              </text:list>
            </text:list-item>
          </text:list>
        </text:list-item>
        <text:list-item>
          <text:p text:style-name="P6">Main game (main.agc)</text:p>
          <text:list>
            <text:list-item>
              <text:p text:style-name="P9">Load Include files.</text:p>
              <text:list>
                <text:list-item>
                  <text:p text:style-name="P9">Screenvalues.agc</text:p>
                </text:list-item>
                <text:list-item>
                  <text:p text:style-name="P9">greeting.agc</text:p>
                </text:list-item>
                <text:list-item>
                  <text:p text:style-name="P9">points.agc</text:p>
                </text:list-item>
                <text:list-item>
                  <text:p text:style-name="P9">media.agc</text:p>
                </text:list-item>
                <text:list-item>
                  <text:p text:style-name="P9">files.agc</text:p>
                </text:list-item>
                <text:list-item>
                  <text:p text:style-name="P9">screenvalue.agc</text:p>
                </text:list-item>
                <text:list-item>
                  <text:p text:style-name="P10">fame.agc</text:p>
                </text:list-item>
              </text:list>
            </text:list-item>
            <text:list-item>
              <text:p text:style-name="P9">Call subroutines/functions</text:p>
              <text:list>
                <text:list-item>
                  <text:p text:style-name="P9">Write Greeting screen</text:p>
                  <text:list>
                    <text:list-item>
                      <text:p text:style-name="P9">If <text:span text:style-name="T5">Settings menu item is selected.</text:span></text:p>
                      <text:list>
                        <text:list-item>
                          <text:p text:style-name="P10">Hide greeting screen, show settings screen</text:p>
                        </text:list-item>
                      </text:list>
                    </text:list-item>
                    <text:list-item>
                      <text:p text:style-name="P10">if points Menu item is selected</text:p>
                      <text:list>
                        <text:list-item>
                          <text:p text:style-name="P10">High Greeting screen, show points screen</text:p>
                        </text:list-item>
                      </text:list>
                    </text:list-item>
                    <text:list-item>
                      <text:p text:style-name="P12">If Score option is selected</text:p>
                      <text:list>
                        <text:list-item>
                          <text:p text:style-name="P12">high greeting screen, show hall of fame screen</text:p>
                        </text:list-item>
                      </text:list>
                    </text:list-item>
                    <text:list-item>
                      <text:p text:style-name="P12">If Start Game is selected<text:tab/></text:p>
                      <text:list>
                        <text:list-item>
                          <text:p text:style-name="P12">high greeting screen, start level 1 game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9:59:56.507027423</meta:creation-date>
    <dc:date>2019-09-04T07:10:19.548384835</dc:date>
    <meta:editing-duration>PT9H56M48S</meta:editing-duration>
    <meta:editing-cycles>6</meta:editing-cycles>
    <meta:generator>LibreOffice/6.0.7.3$Linux_X86_64 LibreOffice_project/00m0$Build-3</meta:generator>
    <meta:print-date>2019-09-03T21:40:50.357528867</meta:print-date>
    <meta:document-statistic meta:table-count="0" meta:image-count="0" meta:object-count="0" meta:page-count="2" meta:paragraph-count="90" meta:word-count="362" meta:character-count="2037" meta:non-whitespace-character-count="1849"/>
  </office:meta>
</office:document-meta>
</file>